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43cm" svg:height="10.16cm" svg:x="8.62cm" svg:y="2.27cm">
          <text:p text:style-name="P1">Person Object</text:p>
          <text:p text:style-name="P2">&gt;Name</text:p>
          <text:p text:style-name="P2">&gt;&gt;name-template</text:p>
          <text:p text:style-name="P2">&gt;&gt;name01</text:p>
          <text:p text:style-name="P2">&gt;&gt;name02</text:p>
          <text:p text:style-name="P2">&gt;&gt;name03</text:p>
          <text:p text:style-name="P2">&gt;&gt;name04</text:p>
          <text:p text:style-name="P2">&gt;&gt;name05</text:p>
          <text:p text:style-name="P2">&gt;&gt;name06</text:p>
          <text:p text:style-name="P2">&gt;&gt;name07</text:p>
          <text:p text:style-name="P2">&gt;&gt;...</text:p>
          <text:p text:style-name="P2">&gt;&gt;name12</text:p>
          <text:p text:style-name="P2">&gt;&gt;...</text:p>
          <text:p text:style-name="P2"/>
        </draw:rect>
        <draw:rect draw:style-name="gr1" draw:text-style-name="P1" draw:layer="layout" svg:width="10.795cm" svg:height="8.89cm" svg:x="9.255cm" svg:y="14.335cm">
          <text:p text:style-name="P1">Person Template</text:p>
          <text:p text:style-name="P2">&gt;Template name=”Modern Western”</text:p>
          <text:p text:style-name="P2">&gt;&gt;name01=”Title”</text:p>
          <text:p text:style-name="P2">&gt;&gt;name02=”Prefix”</text:p>
          <text:p text:style-name="P2">&gt;&gt;name03=”First Name”</text:p>
          <text:p text:style-name="P2">&gt;&gt;name04=”Nickname”</text:p>
          <text:p text:style-name="P2">&gt;&gt;name05=”Middle name 1”</text:p>
          <text:p text:style-name="P2">&gt;&gt;name06=”Middle name 2”</text:p>
          <text:p text:style-name="P2">&gt;&gt;name07=”Last name”</text:p>
          <text:p text:style-name="P2">&gt;&gt;name08=”Suffix”</text:p>
          <text:p text:style-name="P2">&gt;&gt;...</text:p>
          <text:p text:style-name="P2"/>
        </draw:rect>
        <draw:rect draw:style-name="gr2" draw:text-style-name="P1" draw:layer="layout" svg:width="6.985cm" svg:height="3.81cm" svg:x="1cm" svg:y="2.27cm">
          <text:p text:style-name="P1">Actual data file format</text:p>
        </draw:rect>
        <draw:rect draw:style-name="gr2" draw:text-style-name="P1" draw:layer="layout" svg:width="7.62cm" svg:height="3.81cm" svg:x="1cm" svg:y="14.335cm">
          <text:p text:style-name="P1">Template #1 applied to file</text:p>
        </draw:rect>
      </draw:page>
      <draw:page draw:name="page2" draw:style-name="dp1" draw:master-page-name="Default">
        <draw:rect draw:style-name="gr1" draw:text-style-name="P1" draw:layer="layout" svg:width="10.795cm" svg:height="8.89cm" svg:x="9.795cm" svg:y="1cm">
          <text:p text:style-name="P1">Person Template</text:p>
          <text:p text:style-name="P2">&gt;Template name=”Medieval Noble”</text:p>
          <text:p text:style-name="P2">&gt;&gt;name01=”Title 1”</text:p>
          <text:p text:style-name="P2">&gt;&gt;name02=”Title 2”</text:p>
          <text:p text:style-name="P2">&gt;&gt;name03=”First Name”</text:p>
          <text:p text:style-name="P2">&gt;&gt;name04=”Nickname”</text:p>
          <text:p text:style-name="P2">&gt;&gt;name05=”Surname”</text:p>
          <text:p text:style-name="P2">&gt;&gt;name06=”Locality”</text:p>
          <text:p text:style-name="P2">&gt;&gt;name07=”Suffix”</text:p>
          <text:p text:style-name="P2">&gt;&gt;name08=””</text:p>
          <text:p text:style-name="P2"/>
        </draw:rect>
        <draw:rect draw:style-name="gr2" draw:text-style-name="P1" draw:layer="layout" svg:width="7.62cm" svg:height="3.81cm" svg:x="1cm" svg:y="1cm">
          <text:p text:style-name="P1">Template #2 applied to file</text:p>
        </draw:rect>
        <draw:rect draw:style-name="gr1" draw:text-style-name="P1" draw:layer="layout" svg:width="11.97cm" svg:height="16.415cm" svg:x="8.62cm" svg:y="10.525cm">
          <text:list text:style-name="L1">
            <text:list-item>
              <text:p text:style-name="P2">&gt;PersonID=1</text:p>
            </text:list-item>
          </text:list>
          <text:p text:style-name="P2">&gt;Name</text:p>
          <text:p text:style-name="P2">&gt;&gt;name-template=”Modern Western”</text:p>
          <text:p text:style-name="P2">&gt;&gt;name01=””</text:p>
          <text:p text:style-name="P2">&gt;&gt;name02=”Mister”</text:p>
          <text:p text:style-name="P2">&gt;&gt;name03=”John”</text:p>
          <text:p text:style-name="P2">&gt;&gt;name04=”Johnny”</text:p>
          <text:p text:style-name="P2">&gt;&gt;name05=”Quincy”</text:p>
          <text:p text:style-name="P2">&gt;&gt;name06=””</text:p>
          <text:p text:style-name="P2">&gt;&gt;name07=”Public”</text:p>
          <text:p text:style-name="P2">&gt;&gt;name08=”III”</text:p>
          <text:list text:continue-numbering="true" text:style-name="L1">
            <text:list-item>
              <text:p text:style-name="P2">&gt;PersonID=2</text:p>
            </text:list-item>
          </text:list>
          <text:p text:style-name="P2">&gt;Name</text:p>
          <text:p text:style-name="P2">&gt;&gt;name-template=”Medieval Noble”</text:p>
          <text:p text:style-name="P2">&gt;&gt;name01=”King”</text:p>
          <text:p text:style-name="P2">&gt;&gt;name02=””</text:p>
          <text:p text:style-name="P2">&gt;&gt;name03=”James”</text:p>
          <text:p text:style-name="P2">&gt;&gt;name04=”Fiery Face”</text:p>
          <text:p text:style-name="P2">&gt;&gt;name05=”Stuart”</text:p>
          <text:p text:style-name="P2">&gt;&gt;name06=”of Scotland”</text:p>
          <text:p text:style-name="P2">&gt;&gt;name07=”II”</text:p>
          <text:p text:style-name="P2">&gt;&gt;name08=””.</text:p>
          <text:p text:style-name="P2"/>
        </draw:rect>
        <draw:rect draw:style-name="gr2" draw:text-style-name="P1" draw:layer="layout" svg:width="6.985cm" svg:height="3.81cm" svg:x="1cm" svg:y="10.525cm">
          <text:p text:style-name="P1">Resulting data fil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0T11:00:53.69</meta:creation-date>
    <dc:date>2010-11-20T12:28:06.03</dc:date>
    <meta:editing-duration>PT00H06M46S</meta:editing-duration>
    <meta:editing-cycles>1</meta:editing-cycles>
    <meta:document-statistic meta:object-count="8"/>
    <meta:generator>OpenOffice.org/3.2$Win32 OpenOffice.org_project/320m18$Build-9502</meta:generator>
  </office:meta>
</office:document-meta>
</file>